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06in" table:align="left"/>
    </style:style>
    <style:style style:name="Table1.A" style:family="table-column">
      <style:table-column-properties style:column-width="6.6806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5833in" fo:margin-left="-0.3986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806in"/>
    </style:style>
    <style:style style:name="Table2.C" style:family="table-column">
      <style:table-column-properties style:column-width="1.2569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2.020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0*"/>
    </style:style>
    <style:style style:name="Table3.B" style:family="table-column">
      <style:table-column-properties style:column-width="2.5146in" style:rel-column-width="24621*"/>
    </style:style>
    <style:style style:name="Table3.C" style:family="table-column">
      <style:table-column-properties style:column-width="2.5056in" style:rel-column-width="24534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5in" style:rel-column-width="14687*"/>
    </style:style>
    <style:style style:name="Table4.B" style:family="table-column">
      <style:table-column-properties style:column-width="1.9375in" style:rel-column-width="18971*"/>
    </style:style>
    <style:style style:name="Table4.D" style:family="table-column">
      <style:table-column-properties style:column-width="1.7556in" style:rel-column-width="17190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2" style:family="table-row">
      <style:table-row-properties style:min-row-height="0.2528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DejaVu Serif" fo:font-size="14pt" officeooo:rsid="001723b3" officeooo:paragraph-rsid="001723b3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723b3" officeooo:paragraph-rsid="00167163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167163" officeooo:paragraph-rsid="003b582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ece48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f81ad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bea21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d19e4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204d90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e366d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723b3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5a23c3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4pt" fo:language="ru" fo:country="RU" fo:font-weight="normal" officeooo:rsid="005a23c3" officeooo:paragraph-rsid="005d19e4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DejaVu Serif" fo:font-size="14pt" fo:language="ru" fo:country="RU" fo:font-weight="normal" officeooo:rsid="005a23c3" officeooo:paragraph-rsid="005bea21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DejaVu Serif" fo:font-size="14pt" fo:language="ru" fo:country="RU" fo:font-weight="normal" officeooo:rsid="005a23c3" officeooo:paragraph-rsid="001723b3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ejaVu Serif" fo:font-size="14pt" fo:language="ru" fo:country="RU" fo:font-weight="normal" officeooo:rsid="005a23c3" officeooo:paragraph-rsid="005e366d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ejaVu Serif" fo:font-size="14pt" fo:language="ru" fo:country="RU" fo:font-weight="normal" officeooo:rsid="005a23c3" officeooo:paragraph-rsid="00620785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5a23c3" officeooo:paragraph-rsid="005e366d" style:font-size-asian="14pt" style:font-weight-asian="normal" style:font-size-complex="14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5a23c3" officeooo:paragraph-rsid="00620785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5a23c3" officeooo:paragraph-rsid="00642e1b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DejaVu Serif" fo:font-size="14pt" fo:language="ru" fo:country="RU" fo:font-weight="normal" officeooo:rsid="005a23c3" officeooo:paragraph-rsid="0064732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.1965in" style:contextual-spacing="false" fo:line-height="125%"/>
      <style:text-properties style:font-name="DejaVu Serif" fo:font-size="14pt" fo:language="ru" fo:country="RU" fo:font-weight="normal" officeooo:rsid="005a23c3" officeooo:paragraph-rsid="005a3c67" fo:background-color="transparent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DejaVu Serif" fo:font-size="14pt" fo:language="ru" fo:country="RU" fo:font-style="italic" fo:font-weight="normal" officeooo:rsid="005a23c3" officeooo:paragraph-rsid="005bea21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DejaVu Serif" officeooo:paragraph-rsid="00167163"/>
    </style:style>
    <style:style style:name="P26" style:family="paragraph" style:parent-style-name="Text_20_body">
      <style:paragraph-properties fo:text-align="justify" style:justify-single-word="false"/>
      <style:text-properties style:font-name="DejaVu Serif" officeooo:paragraph-rsid="003b582c"/>
    </style:style>
    <style:style style:name="P27" style:family="paragraph" style:parent-style-name="Text_20_body">
      <style:paragraph-properties fo:text-align="center" style:justify-single-word="false"/>
      <style:text-properties style:font-name="DejaVu Serif" fo:font-size="16pt" officeooo:rsid="005a23c3" officeooo:paragraph-rsid="005a23c3" style:font-size-asian="16pt" style:font-size-complex="16pt"/>
    </style:style>
    <style:style style:name="P28" style:family="paragraph" style:parent-style-name="Text_20_body">
      <style:paragraph-properties fo:text-align="justify" style:justify-single-word="false"/>
      <style:text-properties style:font-name="DejaVu Serif" officeooo:rsid="00167163" officeooo:paragraph-rsid="005a23c3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620785" officeooo:paragraph-rsid="0062078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ca69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3b582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9a0a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a3c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b9e4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ece4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f81ad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86be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4808a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4a078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normal" officeooo:rsid="005fe010" officeooo:paragraph-rsid="0027f46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610ad5" officeooo:paragraph-rsid="0027f46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f81ad" officeooo:paragraph-rsid="0027f462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1f81ad" officeooo:paragraph-rsid="004808a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27f462" officeooo:paragraph-rsid="0027f462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bold" officeooo:rsid="0027f462" officeooo:paragraph-rsid="0027f46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DejaVu Serif" fo:font-size="14pt" fo:language="ru" fo:country="RU" fo:font-weight="bold" officeooo:rsid="0027f462" officeooo:paragraph-rsid="005e6b87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bold" officeooo:rsid="00242fed" officeooo:paragraph-rsid="00242fe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251afe" officeooo:paragraph-rsid="00242fed" style:font-weight-asian="bold" style:font-weight-complex="bold"/>
    </style:style>
    <style:style style:name="P49" style:family="paragraph" style:parent-style-name="Standard">
      <style:paragraph-properties fo:margin-top="0in" fo:margin-bottom="0.1965in" style:contextual-spacing="false" fo:line-height="125%"/>
      <style:text-properties fo:color="#cccccc" loext:opacity="100%" style:font-name="DejaVu Serif" fo:font-size="14pt" fo:language="ru" fo:country="RU" fo:font-weight="normal" officeooo:rsid="005a23c3" officeooo:paragraph-rsid="005a3c67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top="0in" fo:margin-bottom="0.1965in" style:contextual-spacing="false" fo:line-height="125%"/>
      <style:text-properties fo:color="#cccccc" loext:opacity="100%" style:font-name="DejaVu Serif" fo:font-size="14pt" fo:language="ru" fo:country="RU" fo:font-weight="normal" officeooo:rsid="005a23c3" officeooo:paragraph-rsid="00674b44" fo:background-color="transparent" style:font-size-asian="14pt" style:font-weight-asian="normal" style:font-size-complex="14pt" style:font-weight-complex="normal"/>
    </style:style>
    <style:style style:name="P51" style:family="paragraph" style:parent-style-name="Heading_20_1">
      <style:paragraph-properties fo:text-align="center" style:justify-single-word="false"/>
      <style:text-properties style:font-name="DejaVu Serif"/>
    </style:style>
    <style:style style:name="P52" style:family="paragraph" style:parent-style-name="Standard" style:list-style-name="L2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a23c3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1e7394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a3c67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b9e41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bea21" style:font-size-asian="14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bea21" style:font-size-asian="14pt" style:font-weight-asian="normal" style:font-size-complex="14pt" style:font-weight-complex="normal"/>
    </style:style>
    <style:style style:name="P58" style:family="paragraph" style:parent-style-name="Text_20_body" style:list-style-name="L1">
      <style:paragraph-properties fo:text-align="justify" style:justify-single-word="false"/>
      <style:text-properties style:font-name="DejaVu Serif" fo:font-size="14pt" fo:language="ru" fo:country="RU" fo:font-weight="normal" officeooo:rsid="005a23c3" officeooo:paragraph-rsid="0019a0af" style:font-size-asian="14pt" style:font-weight-asian="normal" style:font-size-complex="14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loext:opacity="100%" style:font-name="DejaVu Serif" fo:font-size="14pt" fo:language="ru" fo:country="RU" fo:font-weight="normal" officeooo:rsid="005a23c3" officeooo:paragraph-rsid="005a23c3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7163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b582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167163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723b3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5a23c3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bold" officeooo:rsid="001723b3" style:font-size-asian="14pt" style:font-weight-asian="bold" style:font-size-complex="14pt" style:font-weight-complex="bold"/>
    </style:style>
    <style:style style:name="T9" style:family="text">
      <style:text-properties fo:font-weight="bold" officeooo:rsid="002de421" style:font-weight-asian="bold" style:font-weight-complex="bold"/>
    </style:style>
    <style:style style:name="T10" style:family="text">
      <style:text-properties fo:color="#569cd6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DejaVu Serif" fo:font-size="14pt" fo:language="ru" fo:country="RU" fo:font-weight="normal" officeooo:rsid="00610ad5" style:font-size-asian="14pt" style:font-weight-asian="normal" style:font-size-complex="14pt" style:font-weight-complex="normal"/>
    </style:style>
    <style:style style:name="T15" style:family="text">
      <style:text-properties fo:color="#000000" loext:opacity="100%" style:font-name="DejaVu Serif" fo:font-size="14pt" fo:language="ru" fo:country="RU" style:font-size-asian="14pt" style:font-size-complex="14pt"/>
    </style:style>
    <style:style style:name="T16" style:family="text">
      <style:text-properties fo:color="#000000" loext:opacity="100%" fo:font-style="italic" style:font-style-asian="italic" style:font-style-complex="italic"/>
    </style:style>
    <style:style style:name="T17" style:family="text">
      <style:text-properties officeooo:rsid="002de421"/>
    </style:style>
    <style:style style:name="T18" style:family="text">
      <style:text-properties officeooo:rsid="003230bc"/>
    </style:style>
    <style:style style:name="T19" style:family="text">
      <style:text-properties fo:color="#d4d4d4" loext:opacity="100%"/>
    </style:style>
    <style:style style:name="T20" style:family="text">
      <style:text-properties fo:font-weight="normal" officeooo:rsid="005e6b87" style:font-weight-asian="normal" style:font-weight-complex="normal"/>
    </style:style>
    <style:style style:name="T21" style:family="text">
      <style:text-properties fo:font-weight="normal" officeooo:rsid="005fe010" style:font-weight-asian="normal" style:font-weight-complex="normal"/>
    </style:style>
    <style:style style:name="T22" style:family="text">
      <style:text-properties fo:font-weight="normal" officeooo:rsid="00610ad5" style:font-weight-asian="normal" style:font-weight-complex="normal"/>
    </style:style>
    <style:style style:name="T23" style:family="text">
      <style:text-properties fo:font-weight="normal" officeooo:rsid="00620785" style:font-weight-asian="normal" style:font-weight-complex="normal"/>
    </style:style>
    <style:style style:name="T24" style:family="text">
      <style:text-properties fo:font-weight="normal" officeooo:rsid="00647323" style:font-weight-asian="normal" style:font-weight-complex="normal"/>
    </style:style>
    <style:style style:name="T25" style:family="text">
      <style:text-properties fo:color="#cccccc" loext:opacity="100%"/>
    </style:style>
    <style:style style:name="T26" style:family="text">
      <style:text-properties officeooo:rsid="005a23c3"/>
    </style:style>
    <style:style style:name="T27" style:family="text">
      <style:text-properties fo:color="#b5cea8" loext:opacity="100%"/>
    </style:style>
    <style:style style:name="T28" style:family="text">
      <style:text-properties fo:color="#c586c0" loext:opacity="100%"/>
    </style:style>
    <style:style style:name="T29" style:family="text">
      <style:text-properties officeooo:rsid="00647323"/>
    </style:style>
    <style:style style:name="T30" style:family="text">
      <style:text-properties officeooo:rsid="00674b44"/>
    </style:style>
    <style:style style:name="T31" style:family="text">
      <style:text-properties officeooo:rsid="006a760d"/>
    </style:style>
    <style:style style:name="T32" style:family="text">
      <style:text-properties officeooo:rsid="006b4e9b"/>
    </style:style>
    <style:style style:name="T33" style:family="text">
      <style:text-properties officeooo:rsid="006d263e"/>
    </style:style>
    <style:style style:name="T34" style:family="text">
      <style:text-properties officeooo:rsid="006e1e6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Лабораторная работа №<text:span text:style-name="T26">4</text:span></text:h>
      <text:p text:style-name="P27">Работа со <text:s/>стеком</text:p>
      <text:p text:style-name="P1">Серышева Дарья ИУ7-34Б вар. 14</text:p>
      <text:p text:style-name="P2"/>
      <text:p text:style-name="P28"><text:span text:style-name="T1"><text:tab/>Цель работы: </text:span><text:span text:style-name="T5">реализовать операции работы со стеком, который представлен в виде статического массива и в виде односвязного линейного списка; оценить преимущества и недостатки каждой реализации; получить представление о механизмах выделения и освобождения памяти при работе со стеком.</text:span></text:p>
      <text:p text:style-name="P26"><text:span text:style-name="T4"><text:tab/></text:span><text:span text:style-name="T2">Задание (вар </text:span><text:span text:style-name="T3">3</text:span><text:span text:style-name="T2">): </text:span></text:p>
      <text:p text:style-name="P4">Используя стек, определить, является ли строка палиндромом</text:p>
      <text:p text:style-name="P3"><text:tab/><text:span text:style-name="T9">Запуск программы</text:span><text:span text:style-name="T17"> </text:span><text:span text:style-name="T18">просиходит из директория, содержащего приложение app.exe. Обращение к программе происходит через консоль.</text:span></text:p>
      <text:p text:style-name="P25"><text:span text:style-name="T6"><text:tab/></text:span><text:span text:style-name="T8">Входные данные: </text:span><text:span text:style-name="T7">тип команды (добавление элемента/удаление крайнего элемента/проверка на палиндром)</text:span></text:p>
      <text:p text:style-name="P16">100 to EXIT<text:line-break/>1 to CHECK EXPRESSION<text:line-break/>for REG array:</text:p>
      <text:p text:style-name="P16"><text:s text:c="7"/>2 to PUSH</text:p>
      <text:p text:style-name="P16"><text:s text:c="8"/>3 to POP</text:p>
      <text:p text:style-name="P16"><text:s text:c="8"/>4 to PRINT<text:line-break/>for <text:span text:style-name="T31">LIST</text:span> array:</text:p>
      <text:p text:style-name="P16"><text:s text:c="8"/>5 to PUSH</text:p>
      <text:p text:style-name="P16"><text:s text:c="8"/>6 to POP</text:p>
      <text:p text:style-name="P16"><text:s text:c="8"/>7 to PRINT<text:line-break/>8 to print tutorial again<text:line-break/>9 to INPUT string<text:line-break/>10 for TIME-MEM measure experiment</text:p>
      <text:p text:style-name="P12"><text:soft-page-break/><text:tab/>Выходные данные: при корректных данных — содержимое стека, <text:span text:style-name="T33">занятые </text:span><text:span text:style-name="T34">ячейки памяти</text:span>, <text:span text:style-name="T30">освобожденные области, </text:span><text:span text:style-name="T32">удаленный элемент,</text:span><text:span text:style-name="T30"> </text:span>результат проверки на палиндром</text:p>
      <text:p text:style-name="P12"/>
      <text:p text:style-name="P12"><text:tab/>Возможные ошибки: </text:p>
      <text:list xml:id="list2364886807" text:style-name="L1">
        <text:list-item>
          <text:p text:style-name="P58">Ошибка ввода: ввод неверной команды</text:p>
        </text:list-item>
      </text:list>
      <text:p text:style-name="P12"/>
      <text:p text:style-name="P12"><text:tab/>Структуры данных</text:p>
      <text:p text:style-name="P13"><text:tab/><text:tab/>Для хранения стека в виде массива использутеся массив целых чисел</text:p>
      <text:p text:style-name="P59"><text:tab/>Для хранения стека в виде списка используется структура node_s, состоящая из:</text:p>
      <text:p text:style-name="P30"/>
      <text:list xml:id="list1899912210" text:style-name="L2">
        <text:list-item>
          <text:p text:style-name="P52">значения — символа</text:p>
        </text:list-item>
        <text:list-item>
          <text:p text:style-name="P52">ссылки на предыдущий элемент списка</text:p>
        </text:list-item>
      </text:list>
      <text:p text:style-name="P31"><text:tab/></text:p>
      <text:p text:style-name="P31"><text:tab/>Так же для списка хранится количество добавленных элементов.<text:line-break/></text:p>
      <text:p text:style-name="P31"><text:tab/>Для хранения освобожденных ячеек списка используется массив</text:p>
      <text:p text:style-name="P31"><text:tab/></text:p>
      <text:p text:style-name="P30"/>
      <table:table table:name="Table1" table:style-name="Table1">
        <table:table-column table:style-name="Table1.A"/>
        <table:table-row>
          <table:table-cell table:style-name="Table1.A1" office:value-type="string">
            <text:p text:style-name="P49"><text:span text:style-name="T28">#define</text:span><text:span text:style-name="T10"> N </text:span><text:span text:style-name="T27">1000<text:line-break/></text:span><text:span text:style-name="T28">#define</text:span><text:span text:style-name="T10"> N_FREE </text:span><text:span text:style-name="T27">2000<text:line-break/></text:span><text:span text:style-name="T10"><text:line-break/>char</text:span> <text:span text:style-name="T12">arr_s</text:span>[<text:span text:style-name="T10">N</text:span>];<text:line-break/><text:span text:style-name="T10">char</text:span> <text:span text:style-name="T19">*</text:span><text:span text:style-name="T12">arr_c</text:span> <text:span text:style-name="T19">=</text:span> <text:span text:style-name="T12">arr_s</text:span> <text:span text:style-name="T19">–</text:span> <text:span text:style-name="T27">1</text:span>;</text:p>
            <text:p text:style-name="P49"><text:span text:style-name="T10">struct</text:span> <text:span text:style-name="T11">node_s<text:line-break/></text:span>{<text:line-break/> <text:s text:c="3"/><text:span text:style-name="T10">char</text:span> <text:span text:style-name="T12">value</text:span>;<text:line-break/> <text:s text:c="3"/><text:span text:style-name="T10">struct</text:span> <text:span text:style-name="T11">node_s</text:span> <text:span text:style-name="T19">*</text:span><text:span text:style-name="T12">prev</text:span>;<text:line-break/>};</text:p>
            <text:p text:style-name="P50"><text:soft-page-break/><text:span text:style-name="T10">int</text:span> <text:span text:style-name="T12">cnt_s</text:span> = <text:span text:style-name="T27">0</text:span>;</text:p>
            <text:p text:style-name="P23"><text:span text:style-name="T10">struct</text:span><text:span text:style-name="T25"> </text:span><text:span text:style-name="T11">node_s</text:span><text:span text:style-name="T25"> </text:span><text:span text:style-name="T19">*</text:span><text:span text:style-name="T12">free_spaces</text:span><text:span text:style-name="T25">[</text:span><text:span text:style-name="T10">N_FREE</text:span><text:span text:style-name="T25">];</text:span></text:p>
          </table:table-cell>
        </table:table-row>
      </table:table>
      <text:p text:style-name="P32"/>
      <text:p text:style-name="P53"><text:tab/>Алгоритм проверки на палиндром<text:line-break/></text:p>
      <text:p text:style-name="P33">Для списка:</text:p>
      <text:list xml:id="list1354397455" text:style-name="L3">
        <text:list-item>
          <text:p text:style-name="P54">Выделить память под временный список, размером с половину имеющегося стека</text:p>
        </text:list-item>
        <text:list-item>
          <text:p text:style-name="P55">С конца копии проверяемого списка записать (и удалить из исходного) во временный список половину элементов</text:p>
        </text:list-item>
        <text:list-item>
          <text:p text:style-name="P55">Если в списке нечетное количество элементов, <text:s/>то удалить последний элемент в копии исходного списке</text:p>
        </text:list-item>
        <text:list-item>
          <text:p text:style-name="P56">Посимвольно сравнить временный список и содержимое копии исходного списка.<text:line-break/></text:p>
        </text:list-item>
      </text:list>
      <text:p text:style-name="P34">Для массива:</text:p>
      <text:list xml:id="list3682890138" text:style-name="L4">
        <text:list-item>
          <text:p text:style-name="P57">Выделить память под временный массив. Размер — половина исходного</text:p>
        </text:list-item>
        <text:list-item>
          <text:p text:style-name="P57">С конца <text:s/>исходного массива записать во временный половину элементов</text:p>
        </text:list-item>
        <text:list-item>
          <text:p text:style-name="P57">Если в исходном массиве нечетное количество элементов, то в исходном перейти к предыдущему элементу</text:p>
        </text:list-item>
        <text:list-item>
          <text:p text:style-name="P57">Поэлементно сравнить исходный массив с текущего символа и временный массив.</text:p>
        </text:list-item>
      </text:list>
      <text:p text:style-name="P35"/>
      <text:p text:style-name="P5"><text:span text:style-name="T13"><text:tab/>Тесты </text:span><text:span text:style-name="T16">*команды указаны не цифровыми кодами, а тектовой интерпретацией</text:span>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N</text:p>
          </table:table-cell>
          <table:table-cell table:style-name="Table2.A1" office:value-type="string">
            <text:p text:style-name="P6">Суть теста</text:p>
          </table:table-cell>
          <table:table-cell table:style-name="Table2.A1" office:value-type="string">
            <text:p text:style-name="P6">Входные данные</text:p>
          </table:table-cell>
          <table:table-cell table:style-name="Table2.A1" office:value-type="string">
            <text:p text:style-name="P6">Ожидаемые выходные данные</text:p>
          </table:table-cell>
          <table:table-cell table:style-name="Table2.E1" office:value-type="string">
            <text:p text:style-name="P6">Полученные выходные данные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7">Проверка push и pop массив</text:p>
          </table:table-cell>
          <table:table-cell table:style-name="Table2.A2" office:value-type="string">
            <text:p text:style-name="P24">push</text:p>
            <text:p text:style-name="P7">f</text:p>
            <text:p text:style-name="P24">push</text:p>
            <text:p text:style-name="P7">g</text:p>
            <text:p text:style-name="P24">print</text:p>
            <text:p text:style-name="P24">pop</text:p>
            <text:p text:style-name="P24">print</text:p>
          </table:table-cell>
          <table:table-cell table:style-name="Table2.A2" office:value-type="string">
            <text:p text:style-name="P7">fg</text:p>
            <text:p text:style-name="P7">ARR: popped value: g</text:p>
            <text:p text:style-name="P7">f</text:p>
          </table:table-cell>
          <table:table-cell table:style-name="Table2.E2" office:value-type="string">
            <text:p text:style-name="P7">fg</text:p>
            <text:p text:style-name="P7">ARR: popped value: g</text:p>
            <text:p text:style-name="P7">f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7">Проверка push <text:soft-page-break/>и pop список</text:p>
          </table:table-cell>
          <table:table-cell table:style-name="Table2.A2" office:value-type="string">
            <text:p text:style-name="P24">push</text:p>
            <text:p text:style-name="P7"><text:soft-page-break/>f</text:p>
            <text:p text:style-name="P24">push</text:p>
            <text:p text:style-name="P7">g</text:p>
            <text:p text:style-name="P24">print</text:p>
            <text:p text:style-name="P24">pop</text:p>
            <text:p text:style-name="P24">print</text:p>
          </table:table-cell>
          <table:table-cell table:style-name="Table2.A2" office:value-type="string">
            <text:p text:style-name="P14">stack:</text:p>
            <text:p text:style-name="P14"><text:soft-page-break/>{0x55555555aae0} g</text:p>
            <text:p text:style-name="P14">{0x55555555aac0} f</text:p>
            <text:p text:style-name="P14"/>
            <text:p text:style-name="P14">free spaces:</text:p>
            <text:p text:style-name="P14">no freed spaces yet<text:line-break/></text:p>
            <text:p text:style-name="P14">popped el: g<text:line-break/></text:p>
            <text:p text:style-name="P14">stack:</text:p>
            <text:p text:style-name="P14">{0x55555555aac0} f</text:p>
            <text:p text:style-name="P14"/>
            <text:p text:style-name="P14">free spaces:</text:p>
            <text:p text:style-name="P14">0x55555555aae0</text:p>
            <text:p text:style-name="P8"/>
          </table:table-cell>
          <table:table-cell table:style-name="Table2.E2" office:value-type="string">
            <text:p text:style-name="P15">stack:</text:p>
            <text:p text:style-name="P15"><text:soft-page-break/>{0x55555555aae0} g</text:p>
            <text:p text:style-name="P15">{0x55555555aac0} f</text:p>
            <text:p text:style-name="P15"/>
            <text:p text:style-name="P15">free spaces:</text:p>
            <text:p text:style-name="P15">no freed spaces yet<text:line-break/></text:p>
            <text:p text:style-name="P15">popped el: g<text:line-break/></text:p>
            <text:p text:style-name="P15">stack:</text:p>
            <text:p text:style-name="P15">{0x55555555aac0} f</text:p>
            <text:p text:style-name="P15"/>
            <text:p text:style-name="P15">free spaces:</text:p>
            <text:p text:style-name="P15">0x55555555aae0</text:p>
            <text:p text:style-name="P7"/>
            <text:p text:style-name="P7"/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7">Проверка на палиндром</text:p>
            <text:p text:style-name="P7"/>
            <text:p text:style-name="P8"/>
          </table:table-cell>
          <table:table-cell table:style-name="Table2.A2" office:value-type="string">
            <text:p text:style-name="P8">abcba</text:p>
          </table:table-cell>
          <table:table-cell table:style-name="Table2.A2" office:value-type="string">
            <text:p text:style-name="P8">true</text:p>
          </table:table-cell>
          <table:table-cell table:style-name="Table2.E2" office:value-type="string">
            <text:p text:style-name="P8">true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8">Проверка на палиндром</text:p>
            <text:p text:style-name="P8"/>
            <text:p text:style-name="P8"/>
          </table:table-cell>
          <table:table-cell table:style-name="Table2.A2" office:value-type="string">
            <text:p text:style-name="P8">abba</text:p>
          </table:table-cell>
          <table:table-cell table:style-name="Table2.A2" office:value-type="string">
            <text:p text:style-name="P8">true</text:p>
          </table:table-cell>
          <table:table-cell table:style-name="Table2.E2" office:value-type="string">
            <text:p text:style-name="P8">true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8">Проверка на палиндром</text:p>
            <text:p text:style-name="P8"/>
            <text:p text:style-name="P8"/>
          </table:table-cell>
          <table:table-cell table:style-name="Table2.A2" office:value-type="string">
            <text:p text:style-name="P8">abbbca</text:p>
          </table:table-cell>
          <table:table-cell table:style-name="Table2.A2" office:value-type="string">
            <text:p text:style-name="P8">false</text:p>
          </table:table-cell>
          <table:table-cell table:style-name="Table2.E2" office:value-type="string">
            <text:p text:style-name="P8">fals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35"/>
      <text:p text:style-name="P36">Все тесты пройдены успешно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Расчеты выполнялись 100 раз, приведен средний результат.<text:tab/></text:p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7">Время для 1000 элементов в мс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7">Список</text:p>
          </table:table-cell>
          <table:table-cell table:style-name="Table3.C2" office:value-type="string">
            <text:p text:style-name="P17">Массив</text:p>
          </table:table-cell>
        </table:table-row>
        <table:table-row>
          <table:table-cell table:style-name="Table3.A2" office:value-type="string">
            <text:p text:style-name="P17">добавление</text:p>
          </table:table-cell>
          <table:table-cell table:style-name="Table3.A2" office:value-type="string">
            <text:p text:style-name="P19">71.81</text:p>
          </table:table-cell>
          <table:table-cell table:style-name="Table3.C2" office:value-type="string">
            <text:p text:style-name="P19">54.08</text:p>
          </table:table-cell>
        </table:table-row>
        <table:table-row>
          <table:table-cell table:style-name="Table3.A2" office:value-type="string">
            <text:p text:style-name="P17">удаление</text:p>
          </table:table-cell>
          <table:table-cell table:style-name="Table3.A2" office:value-type="string">
            <text:p text:style-name="P19">71.08</text:p>
          </table:table-cell>
          <table:table-cell table:style-name="Table3.C2" office:value-type="string">
            <text:p text:style-name="P19">52.68</text:p>
          </table:table-cell>
        </table:table-row>
      </table:table>
      <text:p text:style-name="P39"/>
      <text:p text:style-name="P38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3" office:value-type="string">
            <text:p text:style-name="P18">Используемая память в байтах</text:p>
          </table:table-cell>
          <table:covered-table-cell/>
          <table:covered-table-cell/>
          <table:table-cell table:style-name="Table4.D1" office:value-type="string">
            <text:p text:style-name="P18"/>
          </table:table-cell>
        </table:table-row>
        <table:table-row table:style-name="Table4.2">
          <table:table-cell table:style-name="Table4.A2" office:value-type="string">
            <text:p text:style-name="P18">Количество элементов</text:p>
          </table:table-cell>
          <table:table-cell table:style-name="Table4.A2" office:value-type="string">
            <text:p text:style-name="P18">Список</text:p>
          </table:table-cell>
          <table:table-cell table:style-name="Table4.C2" table:number-columns-spanned="2" office:value-type="string">
            <text:p text:style-name="P18">Массив</text:p>
          </table:table-cell>
          <table:covered-table-cell/>
        </table:table-row>
        <table:table-row>
          <table:table-cell table:style-name="Table4.A2" office:value-type="string">
            <text:p text:style-name="P20">10</text:p>
          </table:table-cell>
          <table:table-cell table:style-name="Table4.A2" office:value-type="string">
            <text:p text:style-name="P20">160</text:p>
          </table:table-cell>
          <table:table-cell table:style-name="Table4.A2" office:value-type="string">
            <text:p text:style-name="P20">10</text:p>
          </table:table-cell>
          <table:table-cell table:style-name="Table4.C2" office:value-type="string">
            <text:p text:style-name="P20">1000</text:p>
          </table:table-cell>
        </table:table-row>
        <table:table-row>
          <table:table-cell table:style-name="Table4.A2" office:value-type="string">
            <text:p text:style-name="P20">50</text:p>
          </table:table-cell>
          <table:table-cell table:style-name="Table4.A2" office:value-type="string">
            <text:p text:style-name="P20">800</text:p>
          </table:table-cell>
          <table:table-cell table:style-name="Table4.A2" office:value-type="string">
            <text:p text:style-name="P20">50</text:p>
          </table:table-cell>
          <table:table-cell table:style-name="Table4.C2" office:value-type="string">
            <text:p text:style-name="P20">1000</text:p>
          </table:table-cell>
        </table:table-row>
        <table:table-row>
          <table:table-cell table:style-name="Table4.A2" office:value-type="string">
            <text:p text:style-name="P21">63</text:p>
          </table:table-cell>
          <table:table-cell table:style-name="Table4.A2" office:value-type="string">
            <text:p text:style-name="P22">1008</text:p>
          </table:table-cell>
          <table:table-cell table:style-name="Table4.A2" office:value-type="string">
            <text:p text:style-name="P22">63</text:p>
          </table:table-cell>
          <table:table-cell table:style-name="Table4.C2" office:value-type="string">
            <text:p text:style-name="P22">1000</text:p>
          </table:table-cell>
        </table:table-row>
        <table:table-row>
          <table:table-cell table:style-name="Table4.A2" office:value-type="string">
            <text:p text:style-name="P20">100</text:p>
          </table:table-cell>
          <table:table-cell table:style-name="Table4.A2" office:value-type="string">
            <text:p text:style-name="P20">1600</text:p>
          </table:table-cell>
          <table:table-cell table:style-name="Table4.A2" office:value-type="string">
            <text:p text:style-name="P20">100</text:p>
          </table:table-cell>
          <table:table-cell table:style-name="Table4.C2" office:value-type="string">
            <text:p text:style-name="P20">1000</text:p>
          </table:table-cell>
        </table:table-row>
        <table:table-row>
          <table:table-cell table:style-name="Table4.A2" office:value-type="string">
            <text:p text:style-name="P20">250</text:p>
          </table:table-cell>
          <table:table-cell table:style-name="Table4.A2" office:value-type="string">
            <text:p text:style-name="P20">4000</text:p>
          </table:table-cell>
          <table:table-cell table:style-name="Table4.A2" office:value-type="string">
            <text:p text:style-name="P20">250</text:p>
          </table:table-cell>
          <table:table-cell table:style-name="Table4.C2" office:value-type="string">
            <text:p text:style-name="P20">1000</text:p>
          </table:table-cell>
        </table:table-row>
        <table:table-row>
          <table:table-cell table:style-name="Table4.A2" office:value-type="string">
            <text:p text:style-name="P20">500</text:p>
          </table:table-cell>
          <table:table-cell table:style-name="Table4.A2" office:value-type="string">
            <text:p text:style-name="P20">8000</text:p>
          </table:table-cell>
          <table:table-cell table:style-name="Table4.A2" office:value-type="string">
            <text:p text:style-name="P20">500</text:p>
          </table:table-cell>
          <table:table-cell table:style-name="Table4.C2" office:value-type="string">
            <text:p text:style-name="P20">1000</text:p>
          </table:table-cell>
        </table:table-row>
        <table:table-row>
          <table:table-cell table:style-name="Table4.A2" office:value-type="string">
            <text:p text:style-name="P20">1000</text:p>
          </table:table-cell>
          <table:table-cell table:style-name="Table4.A2" office:value-type="string">
            <text:p text:style-name="P20">16000</text:p>
          </table:table-cell>
          <table:table-cell table:style-name="Table4.A2" office:value-type="string">
            <text:p text:style-name="P20">1000</text:p>
          </table:table-cell>
          <table:table-cell table:style-name="Table4.C2" office:value-type="string">
            <text:p text:style-name="P20">1000</text:p>
          </table:table-cell>
        </table:table-row>
      </table:table>
      <text:p text:style-name="P43"><text:span text:style-name="T23">Но стоит учитывать, что память для массива выделяется в самом начале один раз, так что в течение программы он всегда будет занимать память sizeof(тип данных) * N(максимальное указанное количество элементов). Для 1000 — это </text:span><text:span text:style-name="T24">1</text:span><text:span text:style-name="T23">000</text:span><text:span text:style-name="T24">б</text:span><text:span text:style-name="T23">.</text:span><text:line-break/></text:p>
      <text:p text:style-name="P43"/>
      <text:p text:style-name="P29">Тогда если максимальное количество элементов — <text:span text:style-name="T29">1</text:span>000, список будет выигрывать по памяти до <text:span text:style-name="T29">63</text:span> элементов <text:span text:style-name="T29">(меньше 10%)</text:span>.</text:p>
      <text:p text:style-name="P45">Ответы на вопросы:<text:line-break/></text:p>
      <text:p text:style-name="P44">1. Что такое стек?</text:p>
      <text:p text:style-name="P45"><text:tab/><text:tab/><text:span text:style-name="T20">Стек — односвязный последовательный список, где добавление только в конец и «взятие» элементов только с конца <text:line-break/>«last in last out»<text:line-break/></text:span></text:p>
      <text:p text:style-name="P46">2. Каким образом и сколько памяти выделяется под хранение стека при различной его реализации?<text:line-break/> <text:tab/><text:span text:style-name="T20">При реализации стека на массиве, </text:span><text:span text:style-name="T24">память под него выделяется один раз перед запуском программы и в память он </text:span><text:soft-page-break/><text:span text:style-name="T24">занимает всегда один и тот же размер. <text:line-break/><text:tab/>О</text:span><text:span text:style-name="T20">бъем sizeof(тип данных стека) * N, где N — </text:span><text:span text:style-name="T24">максимально </text:span><text:span text:style-name="T20">количество элементов стека.<text:line-break/><text:line-break/><text:tab/>При реализации стека на списке, </text:span><text:span text:style-name="T21">память под него выделяется динамически по мере добавления элементов<text:line-break/><text:tab/>Объем для N элементов: sizeof(тип данных) * N + sizeof(указатель) * N</text:span></text:p>
      <text:p text:style-name="P46"><text:line-break/></text:p>
      <text:p text:style-name="P45">3. Каким образом освобождается память при удалении элемента стека при различной реализации стека?</text:p>
      <text:p text:style-name="P45"><text:tab/><text:span text:style-name="T21">При удалении из массива просто меняется указатель на последний элемент. Освобождения памяти нет.</text:span></text:p>
      <text:p text:style-name="P40"><text:tab/></text:p>
      <text:p text:style-name="P40"><text:tab/>При удалении из списка, освобождается память из-под последнего элемента</text:p>
      <text:p text:style-name="P45"/>
      <text:p text:style-name="P45">4. Что происходит с элементами стека при его просмотре?</text:p>
      <text:p text:style-name="P45"><text:tab/><text:span text:style-name="T20">Так как для стека хранится только указатель на последний элемент, то для просмотра стека надо пройти по всем элементам </text:span><text:span text:style-name="T21">от конца до начала. В памяти хранится только текущий элемент: его значение и ссылка на предыдущий элемент.<text:line-break/><text:tab/></text:span><text:span text:style-name="T24">При просмотре происходит удаление элементов.</text:span></text:p>
      <text:p text:style-name="P40"/>
      <text:p text:style-name="P44">5. Каким образом эффективнее реализовывать стек? От чего это зависит?</text:p>
      <text:p text:style-name="P42"><text:tab/></text:p>
      <text:p text:style-name="P42"><text:tab/><text:span text:style-name="T21">Массив дает выигрыш по </text:span><text:span text:style-name="T22">времени и памяти(если сравнивать с объемом памяти стека для такого же количества элементов), но ограничивает в возможном количестве элементов.</text:span></text:p>
      <text:p text:style-name="P41"/>
      <text:p text:style-name="P41"><text:tab/><text:span text:style-name="T29">Список</text:span> же позволяет добавлять элементы до тех пор, пока позволяет память, благодаря динамическому выделению памяти под каждый новый элемент.</text:p>
      <text:p text:style-name="P42"/>
      <text:p text:style-name="P47">Вывод: </text:p>
      <text:p text:style-name="P48"><text:span text:style-name="T15"><text:tab/></text:span><text:span text:style-name="T14">Для хранения списков, для которых четко известно максимальное количество элементов, выгоднее использовать массив<text:line-break/></text:span><text:soft-page-break/><text:span text:style-name="T14"><text:tab/>Если же не известно, сколько элементов будет добавлено, то удобнее использовать стек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7:59:01.443361044</meta:creation-date>
    <meta:generator>LibreOffice/7.3.7.2$Linux_X86_64 LibreOffice_project/30$Build-2</meta:generator>
    <dc:date>2023-11-22T12:50:47.551482487</dc:date>
    <meta:editing-duration>PT4H57M9S</meta:editing-duration>
    <meta:editing-cycles>38</meta:editing-cycles>
    <meta:document-statistic meta:table-count="4" meta:image-count="0" meta:object-count="0" meta:page-count="7" meta:paragraph-count="169" meta:word-count="830" meta:character-count="5543" meta:non-whitespace-character-count="4770"/>
  </office:meta>
</office:document-meta>
</file>